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800000007018D61ABC6A5BEDC4.jpg" manifest:media-type="image/jpeg"/>
  <manifest:file-entry manifest:full-path="Pictures/10000000000000800000008011148855B9CD5F7F.jpg" manifest:media-type="image/jpeg"/>
  <manifest:file-entry manifest:full-path="Pictures/10000000000000800000008048E0238051CC1827.jpg" manifest:media-type="image/jpeg"/>
  <manifest:file-entry manifest:full-path="Pictures/1000000000000080000000703BEFA34AD5347303.jpg" manifest:media-type="image/jpeg"/>
  <manifest:file-entry manifest:full-path="Pictures/1000000000000080000000809D98D60734BF6FE5.jpg" manifest:media-type="image/jpeg"/>
  <manifest:file-entry manifest:full-path="Pictures/10000000000000800000008037287B3A9F036B2D.jpg" manifest:media-type="image/jpeg"/>
  <manifest:file-entry manifest:full-path="Pictures/100000000000008000000080FB57A85E25DCF469.jpg" manifest:media-type="image/jpeg"/>
  <manifest:file-entry manifest:full-path="Pictures/100000000000008000000080FF8CC66627E147C6.jpg" manifest:media-type="image/jpeg"/>
  <manifest:file-entry manifest:full-path="Pictures/10000000000000800000007092A024D0C9CD222F.jpg" manifest:media-type="image/jpeg"/>
  <manifest:file-entry manifest:full-path="Pictures/100000000000008000000080BFD46FB72976B291.jpg" manifest:media-type="image/jpeg"/>
  <manifest:file-entry manifest:full-path="Pictures/10000000000000800000008010BD85A4BF2067B8.jpg" manifest:media-type="image/jpeg"/>
  <manifest:file-entry manifest:full-path="Pictures/100000000000008000000080F10D68FD6FB230FD.jpg" manifest:media-type="image/jpeg"/>
  <manifest:file-entry manifest:full-path="Pictures/100000000000007000000080E0A5D4C12BB9B43D.jpg" manifest:media-type="image/jpeg"/>
  <manifest:file-entry manifest:full-path="Pictures/10000000000000800000008017778C9475CA37CE.jpg" manifest:media-type="image/jpeg"/>
  <manifest:file-entry manifest:full-path="Pictures/100000000000008000000080DA15941BBBC068FE.jpg" manifest:media-type="image/jpeg"/>
  <manifest:file-entry manifest:full-path="Pictures/100000000000008000000080E83AC01A00794ADB.jpg" manifest:media-type="image/jpeg"/>
  <manifest:file-entry manifest:full-path="Pictures/10000000000000800000008009E27B919006506E.jpg" manifest:media-type="image/jpeg"/>
  <manifest:file-entry manifest:full-path="Pictures/100000000000008000000080409D97F5A61A8FA5.jpg" manifest:media-type="image/jpeg"/>
  <manifest:file-entry manifest:full-path="Pictures/1000000000000080000000807E149F4D916F8F9A.jpg" manifest:media-type="image/jpeg"/>
  <manifest:file-entry manifest:full-path="Pictures/1000000000000080000000803CA9420C517821E8.jpg" manifest:media-type="image/jpeg"/>
  <manifest:file-entry manifest:full-path="Pictures/100000000000008000000080AC6E7B1A98AF4E9D.jpg" manifest:media-type="image/jpeg"/>
  <manifest:file-entry manifest:full-path="Pictures/100000000000008000000080EC971C8770D3AE60.jpg" manifest:media-type="image/jpeg"/>
  <manifest:file-entry manifest:full-path="Pictures/1000000000000080000000801105F720FC8401DB.jpg" manifest:media-type="image/jpeg"/>
  <manifest:file-entry manifest:full-path="Pictures/100000000000007000000080815499BF43CDA821.jpg" manifest:media-type="image/jpeg"/>
  <manifest:file-entry manifest:full-path="Pictures/100000000000008000000080DB7AD4736607A036.jpg" manifest:media-type="image/jpeg"/>
  <manifest:file-entry manifest:full-path="Pictures/1000000000000080000000807A8A6B9ACCB46C2C.jpg" manifest:media-type="image/jpeg"/>
  <manifest:file-entry manifest:full-path="Pictures/100000000000002400000080F75CF04CB22808C5.jpg" manifest:media-type="image/jpeg"/>
  <manifest:file-entry manifest:full-path="Pictures/100000000000008000000080AD2902D69E56E568.jpg" manifest:media-type="image/jpeg"/>
  <manifest:file-entry manifest:full-path="Pictures/1000000000000080000000807163295637699C82.jpg" manifest:media-type="image/jpeg"/>
  <manifest:file-entry manifest:full-path="Pictures/100000000000008000000080ABACC24DD2BD2186.jpg" manifest:media-type="image/jpeg"/>
  <manifest:file-entry manifest:full-path="Pictures/1000000000000080000000808A1D0CA802AC2CE1.jpg" manifest:media-type="image/jpeg"/>
  <manifest:file-entry manifest:full-path="Pictures/100000000000008000000080625780ED58DDAB25.jpg" manifest:media-type="image/jpeg"/>
  <manifest:file-entry manifest:full-path="Pictures/1000000000000080000000807228BDEB8BF76EF2.jpg" manifest:media-type="image/jpeg"/>
  <manifest:file-entry manifest:full-path="Pictures/100000000000008000000070A639AB9D7CE0A0AE.jpg" manifest:media-type="image/jpeg"/>
  <manifest:file-entry manifest:full-path="Pictures/100000000000008000000080AA1507586BF9304A.jpg" manifest:media-type="image/jpeg"/>
  <manifest:file-entry manifest:full-path="Pictures/1000000000000080000000806AD105E65A2E8C59.jpg" manifest:media-type="image/jpeg"/>
  <manifest:file-entry manifest:full-path="Pictures/1000000000000080000000802B579A03ABCA2376.jpg" manifest:media-type="image/jpeg"/>
  <manifest:file-entry manifest:full-path="Pictures/100000000000008000000080C9822C456843EDDB.jpg" manifest:media-type="image/jpeg"/>
  <manifest:file-entry manifest:full-path="Pictures/100000000000008000000080179E6FC4F825D132.jpg" manifest:media-type="image/jpeg"/>
  <manifest:file-entry manifest:full-path="Pictures/100000000000008000000080ABF361B80214BFDB.jpg" manifest:media-type="image/jpeg"/>
  <manifest:file-entry manifest:full-path="Pictures/1000000000000080000000804DA4E608EE43CF47.jpg" manifest:media-type="image/jpeg"/>
  <manifest:file-entry manifest:full-path="Pictures/100000000000008000000080D9FA272AF2383643.jpg" manifest:media-type="image/jpeg"/>
  <manifest:file-entry manifest:full-path="Pictures/100000000000008000000080EB95B95312A21A3B.jpg" manifest:media-type="image/jpeg"/>
  <manifest:file-entry manifest:full-path="Pictures/100000000000008000000080DD386A8A3E595E51.jpg" manifest:media-type="image/jpeg"/>
  <manifest:file-entry manifest:full-path="Pictures/100000000000008000000080C683E3FF0439C789.jpg" manifest:media-type="image/jpeg"/>
  <manifest:file-entry manifest:full-path="Pictures/10000000000000800000008024F59383807F37E4.jpg" manifest:media-type="image/jpeg"/>
  <manifest:file-entry manifest:full-path="Pictures/10000000000000800000008093457E38E5589763.jpg" manifest:media-type="image/jpeg"/>
  <manifest:file-entry manifest:full-path="Pictures/100000000000008000000080B511E200D641FDB4.jpg" manifest:media-type="image/jpeg"/>
  <manifest:file-entry manifest:full-path="Pictures/10000000000000800000008085C740FAC358263E.jpg" manifest:media-type="image/jpeg"/>
  <manifest:file-entry manifest:full-path="Pictures/1000000000000045000000808A18233DCDBB48E6.jpg" manifest:media-type="image/jpeg"/>
  <manifest:file-entry manifest:full-path="Pictures/100000000000008000000080793305726C3FCCAC.jpg" manifest:media-type="image/jpeg"/>
  <manifest:file-entry manifest:full-path="Pictures/100000000000008000000080FF23CE91ECE7530A.jpg" manifest:media-type="image/jpeg"/>
  <manifest:file-entry manifest:full-path="Pictures/100000000000008000000080C165D0413F6F0B3C.jpg" manifest:media-type="image/jpeg"/>
  <manifest:file-entry manifest:full-path="Pictures/10000000000000800000002F64C5F868AEE6381E.jpg" manifest:media-type="image/jpeg"/>
  <manifest:file-entry manifest:full-path="Pictures/100000000000008000000080E2EA6DF153406DCC.jpg" manifest:media-type="image/jpeg"/>
  <manifest:file-entry manifest:full-path="Pictures/1000000000000080000000805FF09AD0BC01A7A2.jpg" manifest:media-type="image/jpeg"/>
  <manifest:file-entry manifest:full-path="Pictures/1000000000000070000000809A567C0166C1368C.jpg" manifest:media-type="image/jpeg"/>
  <manifest:file-entry manifest:full-path="Pictures/100000000000008000000080FFA1EE06C3AD84EC.jpg" manifest:media-type="image/jpeg"/>
  <manifest:file-entry manifest:full-path="Pictures/1000000000000080000000800FBF043A9A0B5A13.jpg" manifest:media-type="image/jpeg"/>
  <manifest:file-entry manifest:full-path="Pictures/1000000000000080000000802335A15A43C85BFB.jpg" manifest:media-type="image/jpeg"/>
  <manifest:file-entry manifest:full-path="Pictures/1000000000000080000000807DAA270908206E6F.jpg" manifest:media-type="image/jpeg"/>
  <manifest:file-entry manifest:full-path="Pictures/10000000000000800000008094DEA14CB6FCE13E.jpg" manifest:media-type="image/jpeg"/>
  <manifest:file-entry manifest:full-path="Pictures/1000000000000080000000801AC6E2163FCA396B.jpg" manifest:media-type="image/jpeg"/>
  <manifest:file-entry manifest:full-path="Pictures/100000000000003700000080171C7C077B1DC6AB.jpg" manifest:media-type="image/jpeg"/>
  <manifest:file-entry manifest:full-path="Pictures/1000000000000080000000706723AB2430F486D8.jpg" manifest:media-type="image/jpeg"/>
  <manifest:file-entry manifest:full-path="Pictures/1000020100000280000001E0146F891E4EFE05E5.png" manifest:media-type="image/png"/>
  <manifest:file-entry manifest:full-path="Pictures/100000000000008000000080742966B40371098E.jpg" manifest:media-type="image/jpeg"/>
  <manifest:file-entry manifest:full-path="Pictures/1000020100000280000001E0DC64100743E86D78.png" manifest:media-type="image/png"/>
  <manifest:file-entry manifest:full-path="Pictures/100000000000008000000080349377B34D31CB81.jpg" manifest:media-type="image/jpeg"/>
  <manifest:file-entry manifest:full-path="Pictures/1000000000000080000000809038B98FE5E8C8B6.jpg" manifest:media-type="image/jpeg"/>
  <manifest:file-entry manifest:full-path="Pictures/1000000000000080000000800280AA85579CB94E.jpg" manifest:media-type="image/jpeg"/>
  <manifest:file-entry manifest:full-path="Pictures/1000020100000280000001E0D61F9686DF3107F6.png" manifest:media-type="image/png"/>
  <manifest:file-entry manifest:full-path="Pictures/1000020100000280000001E0E35E917CEAFB11FC.png" manifest:media-type="image/png"/>
  <manifest:file-entry manifest:full-path="Pictures/1000000000000080000000802EFF64B131D7AD27.jpg" manifest:media-type="image/jpeg"/>
  <manifest:file-entry manifest:full-path="Pictures/100000000000008000000069CE20503B0A7F2CBF.jpg" manifest:media-type="image/jpeg"/>
  <manifest:file-entry manifest:full-path="Pictures/1000000000000080000000809F1E31A9066AD988.jpg" manifest:media-type="image/jpeg"/>
  <manifest:file-entry manifest:full-path="Pictures/1000020100000280000001E051CE9CD483C1BC06.png" manifest:media-type="image/png"/>
  <manifest:file-entry manifest:full-path="Pictures/100000000000004100000080612E1963285DD49C.jpg" manifest:media-type="image/jpeg"/>
  <manifest:file-entry manifest:full-path="Pictures/100000000000008000000080E1DBB084855F3A5E.jpg" manifest:media-type="image/jpeg"/>
  <manifest:file-entry manifest:full-path="Pictures/1000000000000070000000804CECE99D485820E2.jpg" manifest:media-type="image/jpeg"/>
  <manifest:file-entry manifest:full-path="Pictures/1000000000000080000000808F58126EB184FF8D.jpg" manifest:media-type="image/jpeg"/>
  <manifest:file-entry manifest:full-path="Pictures/100000000000008000000080F442DACE26DD869B.jpg" manifest:media-type="image/jpeg"/>
  <manifest:file-entry manifest:full-path="Pictures/100000000000008000000080AFC5DFCA0BEF4FE1.jpg" manifest:media-type="image/jpeg"/>
  <manifest:file-entry manifest:full-path="Pictures/100000000000008000000080646BC909CE76FB8E.jpg" manifest:media-type="image/jpeg"/>
  <manifest:file-entry manifest:full-path="Pictures/100000000000008000000080C09DBDE555EC21FE.jpg" manifest:media-type="image/jpeg"/>
  <manifest:file-entry manifest:full-path="Pictures/1000000000000080000000802A66ACCE197E707B.jpg" manifest:media-type="image/jpeg"/>
  <manifest:file-entry manifest:full-path="Pictures/1000000000000080000000807A86E7BFD3035B11.jpg" manifest:media-type="image/jpeg"/>
  <manifest:file-entry manifest:full-path="Pictures/100000000000008000000080A1AD807A09029139.jpg" manifest:media-type="image/jpeg"/>
  <manifest:file-entry manifest:full-path="Pictures/100000000000008000000080AF5C7B2E262E511E.jpg" manifest:media-type="image/jpeg"/>
  <manifest:file-entry manifest:full-path="Pictures/100000000000008000000080BC34F854A2F3E327.jpg" manifest:media-type="image/jpeg"/>
  <manifest:file-entry manifest:full-path="Pictures/100000000000008000000080EDC865B8A9DAB167.jpg" manifest:media-type="image/jpeg"/>
  <manifest:file-entry manifest:full-path="Pictures/10000000000000800000008055BA69A3F1A6C372.jpg" manifest:media-type="image/jpeg"/>
  <manifest:file-entry manifest:full-path="Pictures/1000000000000080000000801AC5C0C2B41D1CB7.jpg" manifest:media-type="image/jpeg"/>
  <manifest:file-entry manifest:full-path="Pictures/1000000000000080000000808FF4F44D7E8B613C.jpg" manifest:media-type="image/jpeg"/>
  <manifest:file-entry manifest:full-path="Pictures/1000000000000080000000805131CB605B8163AB.jpg" manifest:media-type="image/jpeg"/>
  <manifest:file-entry manifest:full-path="Pictures/100000000000008000000080A2CC68395E708962.jpg" manifest:media-type="image/jpeg"/>
  <manifest:file-entry manifest:full-path="Pictures/10000000000000800000008024F9684D4F6F0614.jpg" manifest:media-type="image/jpeg"/>
  <manifest:file-entry manifest:full-path="Pictures/1000000000000080000000802197782BBF0A09ED.jpg" manifest:media-type="image/jpeg"/>
  <manifest:file-entry manifest:full-path="Pictures/100000000000008000000080FF59FF6A42F0C3FA.jpg" manifest:media-type="image/jpeg"/>
  <manifest:file-entry manifest:full-path="Pictures/100000000000008000000080AF184BD1D7338E67.jpg" manifest:media-type="image/jpeg"/>
  <manifest:file-entry manifest:full-path="Pictures/10000000000000800000008098614C8331FC454E.jpg" manifest:media-type="image/jpeg"/>
  <manifest:file-entry manifest:full-path="Pictures/1000000000000080000000807855DED48D781D7B.jpg" manifest:media-type="image/jpeg"/>
  <manifest:file-entry manifest:full-path="Pictures/1000000000000080000000806E7B910A3CB710F1.jpg" manifest:media-type="image/jpeg"/>
  <manifest:file-entry manifest:full-path="Pictures/10000000000000800000008029FA4B68ECFBB357.jpg" manifest:media-type="image/jpeg"/>
  <manifest:file-entry manifest:full-path="Pictures/1000000000000080000000806C3FBD3945DD2848.jpg" manifest:media-type="image/jpeg"/>
  <manifest:file-entry manifest:full-path="Pictures/10000000000000800000008067842A48BC746E0D.jpg" manifest:media-type="image/jpeg"/>
  <manifest:file-entry manifest:full-path="Pictures/100000000000008000000080A7A35A6589AF55C0.jpg" manifest:media-type="image/jpeg"/>
  <manifest:file-entry manifest:full-path="Pictures/1000000000000070000000802BC0A0A1E798735B.jpg" manifest:media-type="image/jpeg"/>
  <manifest:file-entry manifest:full-path="Pictures/100000000000004500000080D73368F09F4490F5.jpg" manifest:media-type="image/jpeg"/>
  <manifest:file-entry manifest:full-path="Pictures/1000000000000080000000807D764FC609771E84.jpg" manifest:media-type="image/jpeg"/>
  <manifest:file-entry manifest:full-path="Pictures/10000000000000800000008032659F935713875E.jpg" manifest:media-type="image/jpeg"/>
  <manifest:file-entry manifest:full-path="Pictures/1000000000000080000000805E7D58E534BDC7E1.jpg" manifest:media-type="image/jpeg"/>
  <manifest:file-entry manifest:full-path="Pictures/100000000000008000000080BC7DF6621229D0A1.jpg" manifest:media-type="image/jpeg"/>
  <manifest:file-entry manifest:full-path="Pictures/10000000000000800000008046BB5D6909487AE6.jpg" manifest:media-type="image/jpeg"/>
  <manifest:file-entry manifest:full-path="Pictures/100000000000008000000030747A5446673242C1.jpg" manifest:media-type="image/jpeg"/>
  <manifest:file-entry manifest:full-path="Pictures/100000000000008000000080AAA2DFC0EC563607.jpg" manifest:media-type="image/jpeg"/>
  <manifest:file-entry manifest:full-path="Pictures/100000000000007000000080BB666E45B81F47BC.jpg" manifest:media-type="image/jpeg"/>
  <manifest:file-entry manifest:full-path="Pictures/100000000000008000000080C70949549DB4FF17.jpg" manifest:media-type="image/jpeg"/>
  <manifest:file-entry manifest:full-path="Pictures/100000000000008000000080DD72A1A73581B89C.jpg" manifest:media-type="image/jpeg"/>
  <manifest:file-entry manifest:full-path="Pictures/100000000000008000000080786F7B135E92A051.jpg" manifest:media-type="image/jpeg"/>
  <manifest:file-entry manifest:full-path="Pictures/100000000000008000000080B487D04D44632DC6.jpg" manifest:media-type="image/jpeg"/>
  <manifest:file-entry manifest:full-path="Pictures/100000000000008000000070C42D333FBEF67B22.jpg" manifest:media-type="image/jpeg"/>
  <manifest:file-entry manifest:full-path="Pictures/1000000000000080000000809A993F69FF83E504.jpg" manifest:media-type="image/jpeg"/>
  <manifest:file-entry manifest:full-path="Pictures/10000000000000800000002187550ED8EE02C71E.jpg" manifest:media-type="image/jpeg"/>
  <manifest:file-entry manifest:full-path="Pictures/100000000000008000000080D1E10FD226132730.jpg" manifest:media-type="image/jpeg"/>
  <manifest:file-entry manifest:full-path="Pictures/10000000000000800000008027E3012DED72BF2C.jpg" manifest:media-type="image/jpeg"/>
  <manifest:file-entry manifest:full-path="Pictures/10000000000000800000008003B78CA4A2F9FDBE.jpg" manifest:media-type="image/jpeg"/>
  <manifest:file-entry manifest:full-path="Pictures/1000000000000080000000805F8A6BF7978EE860.jpg" manifest:media-type="image/jpeg"/>
  <manifest:file-entry manifest:full-path="Pictures/100000000000008000000044CB2790D385C19BBE.jpg" manifest:media-type="image/jpeg"/>
  <manifest:file-entry manifest:full-path="Pictures/1000000000000080000000804CC23185DE180E9F.jpg" manifest:media-type="image/jpeg"/>
  <manifest:file-entry manifest:full-path="Pictures/1000000000000080000000800CA092DB55FD2F3C.jpg" manifest:media-type="image/jpeg"/>
  <manifest:file-entry manifest:full-path="Pictures/1000000000000080000000707C96C27AD8805EB2.jpg" manifest:media-type="image/jpeg"/>
  <manifest:file-entry manifest:full-path="Pictures/100000000000008000000080CF9A0ED2604762A2.jpg" manifest:media-type="image/jpeg"/>
  <manifest:file-entry manifest:full-path="Pictures/100000000000008000000080147192D177F54A1C.jpg" manifest:media-type="image/jpeg"/>
  <manifest:file-entry manifest:full-path="Pictures/100000000000008000000080C3FD1EC4B53C266B.jpg" manifest:media-type="image/jpeg"/>
  <manifest:file-entry manifest:full-path="Pictures/10000000000000800000008001D963F223BF77E1.jpg" manifest:media-type="image/jpeg"/>
  <manifest:file-entry manifest:full-path="Pictures/100000000000008000000080ABE86AB5C297BBB4.jpg" manifest:media-type="image/jpeg"/>
  <manifest:file-entry manifest:full-path="Pictures/100000000000008000000080600749CAC4B5D83D.jpg" manifest:media-type="image/jpeg"/>
  <manifest:file-entry manifest:full-path="Pictures/1000000000000080000000808A606B3D478F39AE.jpg" manifest:media-type="image/jpeg"/>
  <manifest:file-entry manifest:full-path="Pictures/1000000000000080000000722F786D9A5A32B207.jpg" manifest:media-type="image/jpeg"/>
  <manifest:file-entry manifest:full-path="Pictures/100000000000002600000080DF37D3667202C99D.jpg" manifest:media-type="image/jpeg"/>
  <manifest:file-entry manifest:full-path="Pictures/1000000000000080000000807F018E31123288D0.jpg" manifest:media-type="image/jpeg"/>
  <manifest:file-entry manifest:full-path="Pictures/100000000000008000000070B775FC0AEEE10D48.jpg" manifest:media-type="image/jpeg"/>
  <manifest:file-entry manifest:full-path="Pictures/100000000000008000000080767C97F6C0E34570.jpg" manifest:media-type="image/jpeg"/>
  <manifest:file-entry manifest:full-path="Pictures/1000000000000080000000806C6C56D395377D22.jpg" manifest:media-type="image/jpeg"/>
  <manifest:file-entry manifest:full-path="Pictures/1000000000000080000000804AA5D4AE6C687676.jpg" manifest:media-type="image/jpeg"/>
  <manifest:file-entry manifest:full-path="Pictures/100000000000008000000080CA2507B5B96BBE7C.jpg" manifest:media-type="image/jpeg"/>
  <manifest:file-entry manifest:full-path="Pictures/100000000000003800000030E8DAA8CA25F14BE3.jpg" manifest:media-type="image/jpeg"/>
  <manifest:file-entry manifest:full-path="Pictures/1000000000000070000000802E7B64298DADCCCD.jpg" manifest:media-type="image/jpeg"/>
  <manifest:file-entry manifest:full-path="Pictures/10000000000000700000008050CCA140D3A9471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4.127cm" svg:height="1.195cm" svg:x="3.864cm" svg:y="1.408cm">
          <draw:text-box>
            <text:p text:style-name="P1"><text:span text:style-name="T1">I</text:span><text:span text:style-name="T1">m</text:span><text:span text:style-name="T1">a</text:span><text:span text:style-name="T1">g</text:span><text:span text:style-name="T1">e</text:span><text:span text:style-name="T1"> </text:span><text:span text:style-name="T1">d</text:span><text:span text:style-name="T1">e</text:span><text:span text:style-name="T1">n</text:span><text:span text:style-name="T1">o</text:span><text:span text:style-name="T1">i</text:span><text:span text:style-name="T1">s</text:span><text:span text:style-name="T1">i</text:span><text:span text:style-name="T1">n</text:span><text:span text:style-name="T1">g</text:span><text:span text:style-name="T1">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c</text:span><text:span text:style-name="T1">o</text:span><text:span text:style-name="T1">n</text:span><text:span text:style-name="T1">v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text:span text:style-name="T1"> </text:span><text:span text:style-name="T1">n</text:span><text:span text:style-name="T1">e</text:span><text:span text:style-name="T1">u</text:span><text:span text:style-name="T1">r</text:span><text:span text:style-name="T1">a</text:span><text:span text:style-name="T1">l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text:span text:style-name="T1"> </text:span><text:span text:style-name="T1">t</text:span><text:span text:style-name="T1">r</text:span><text:span text:style-name="T1">a</text:span><text:span text:style-name="T1">i</text:span><text:span text:style-name="T1">n</text:span><text:span text:style-name="T1">e</text:span><text:span text:style-name="T1">d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n</text:span><text:span text:style-name="T1">a</text:span><text:span text:style-name="T1">t</text:span><text:span text:style-name="T1">u</text:span><text:span text:style-name="T1">r</text:span><text:span text:style-name="T1">a</text:span><text:span text:style-name="T1">l</text:span><text:span text:style-name="T1">l</text:span><text:span text:style-name="T1">y</text:span><text:span text:style-name="T1"> </text:span><text:span text:style-name="T1">c</text:span><text:span text:style-name="T1">a</text:span><text:span text:style-name="T1">p</text:span><text:span text:style-name="T1">t</text:span><text:span text:style-name="T1">u</text:span><text:span text:style-name="T1">r</text:span><text:span text:style-name="T1">e</text:span><text:span text:style-name="T1">d</text:span><text:span text:style-name="T1"> </text:span><text:span text:style-name="T1">n</text:span><text:span text:style-name="T1">o</text:span><text:span text:style-name="T1">i</text:span><text:span text:style-name="T1">s</text:span><text:span text:style-name="T1">e</text:span></text:p>
          </draw:text-box>
        </draw:frame>
        <draw:frame draw:style-name="gr2" draw:text-style-name="P3" draw:layer="layout" svg:width="10.16cm" svg:height="7.62cm" svg:x="31.28cm" svg:y="6.58cm">
          <draw:image xlink:href="Pictures/1000020100000280000001E0E35E917CEAFB11FC.png" xlink:type="simple" xlink:show="embed" xlink:actuate="onLoad" loext:mime-type="image/png">
            <text:p/>
          </draw:image>
        </draw:frame>
        <draw:frame draw:style-name="gr2" draw:text-style-name="P3" draw:layer="layout" svg:width="10.16cm" svg:height="7.62cm" svg:x="21.258cm" svg:y="21.339cm">
          <draw:image xlink:href="Pictures/1000020100000280000001E051CE9CD483C1BC06.png" xlink:type="simple" xlink:show="embed" xlink:actuate="onLoad" loext:mime-type="image/png">
            <text:p/>
          </draw:image>
        </draw:frame>
        <draw:frame draw:style-name="gr2" draw:text-style-name="P3" draw:layer="layout" svg:width="10.16cm" svg:height="7.62cm" svg:x="21.277cm" svg:y="13.992cm">
          <draw:image xlink:href="Pictures/1000020100000280000001E0DC64100743E86D78.png" xlink:type="simple" xlink:show="embed" xlink:actuate="onLoad" loext:mime-type="image/png">
            <text:p/>
          </draw:image>
        </draw:frame>
        <draw:frame draw:style-name="gr2" draw:text-style-name="P3" draw:layer="layout" svg:width="10.16cm" svg:height="7.62cm" svg:x="31.226cm" svg:y="13.954cm">
          <draw:image xlink:href="Pictures/1000020100000280000001E0D61F9686DF3107F6.png" xlink:type="simple" xlink:show="embed" xlink:actuate="onLoad" loext:mime-type="image/png">
            <text:p/>
          </draw:image>
        </draw:frame>
        <draw:frame draw:style-name="gr2" draw:text-style-name="P3" draw:layer="layout" svg:width="10.16cm" svg:height="7.62cm" svg:x="31.226cm" svg:y="21.32cm">
          <draw:image xlink:href="Pictures/1000020100000280000001E0146F891E4EFE05E5.png" xlink:type="simple" xlink:show="embed" xlink:actuate="onLoad" loext:mime-type="image/png">
            <text:p/>
          </draw:image>
        </draw:frame>
        <draw:frame draw:style-name="gr1" draw:text-style-name="P4" draw:layer="layout" svg:width="5.891cm" svg:height="0.962cm" svg:x="23.841cm" svg:y="9.69cm">
          <draw:text-box>
            <text:p>Preliminary results:</text:p>
          </draw:text-box>
        </draw:frame>
        <draw:frame draw:style-name="gr1" draw:text-style-name="P4" draw:layer="layout" svg:width="3.038cm" svg:height="1.673cm" svg:x="4.683cm" svg:y="4.937cm">
          <draw:text-box>
            <text:p>Problem:</text:p>
            <text:p><text:s/></text:p>
          </draw:text-box>
        </draw:frame>
        <draw:frame draw:style-name="gr1" draw:text-style-name="P4" draw:layer="layout" svg:width="4.346cm" svg:height="0.962cm" svg:x="5.445cm" svg:y="7.985cm">
          <draw:text-box>
            <text:p>Current state:</text:p>
          </draw:text-box>
        </draw:frame>
        <draw:frame draw:style-name="gr1" draw:text-style-name="P4" draw:layer="layout" svg:width="3.36cm" svg:height="0.962cm" svg:x="9.89cm" svg:y="10.271cm">
          <draw:text-box>
            <text:p>Next step:</text:p>
          </draw:text-box>
        </draw:frame>
        <draw:frame draw:style-name="gr1" draw:text-style-name="P4" draw:layer="layout" svg:width="8.638cm" svg:height="0.962cm" svg:x="5.318cm" svg:y="18.78cm">
          <draw:text-box>
            <text:p>Natural Image Noise Dataset</text:p>
          </draw:text-box>
        </draw:frame>
        <draw:frame draw:style-name="gr2" draw:text-style-name="P3" draw:layer="layout" svg:width="0.94cm" svg:height="1.092cm" svg:x="1cm" svg:y="27.619cm">
          <draw:image xlink:href="Pictures/1000000000000070000000804CECE99D485820E2.jpg" xlink:type="simple" xlink:show="embed" xlink:actuate="onLoad" loext:mime-type="image/jpeg">
            <text:p/>
          </draw:image>
        </draw:frame>
        <draw:frame draw:style-name="gr2" draw:text-style-name="P3" draw:layer="layout" svg:width="1.092cm" svg:height="1.092cm" svg:x="1cm" svg:y="26.527cm">
          <draw:image xlink:href="Pictures/1000000000000080000000802A66ACCE197E707B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.889cm" svg:y="27.617cm">
          <draw:image xlink:href="Pictures/100000000000008000000080AFC5DFCA0BEF4FE1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2.076cm" svg:y="26.587cm">
          <draw:image xlink:href="Pictures/1000000000000080000000802EFF64B131D7AD27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2.965cm" svg:y="27.617cm">
          <draw:image xlink:href="Pictures/1000000000000080000000800280AA85579CB94E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3.159cm" svg:y="26.627cm">
          <draw:image xlink:href="Pictures/1000000000000080000000807F018E31123288D0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cm" svg:y="25.444cm">
          <draw:image xlink:href="Pictures/1000000000000080000000807A86E7BFD3035B11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2.076cm" svg:y="25.511cm">
          <draw:image xlink:href="Pictures/100000000000008000000080E1DBB084855F3A5E.jpg" xlink:type="simple" xlink:show="embed" xlink:actuate="onLoad" loext:mime-type="image/jpeg">
            <text:p/>
          </draw:image>
        </draw:frame>
        <draw:frame draw:style-name="gr2" draw:text-style-name="P3" draw:layer="layout" svg:width="0.583cm" svg:height="1.083cm" svg:x="3.159cm" svg:y="25.571cm">
          <draw:image xlink:href="Pictures/100000000000004500000080D73368F09F4490F5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3.727cm" svg:y="25.571cm">
          <draw:image xlink:href="Pictures/10000000000000800000008032659F935713875E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cm" svg:y="24.368cm">
          <draw:image xlink:href="Pictures/100000000000008000000080A1AD807A09029139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2.076cm" svg:y="24.428cm">
          <draw:image xlink:href="Pictures/1000000000000080000000802197782BBF0A09ED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4.008cm" svg:y="27.617cm">
          <draw:image xlink:href="Pictures/10000000000000800000008094DEA14CB6FCE13E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4.235cm" svg:y="26.627cm">
          <draw:image xlink:href="Pictures/1000000000000080000000807DAA270908206E6F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3.159cm" svg:y="24.495cm">
          <draw:image xlink:href="Pictures/100000000000008000000080C165D0413F6F0B3C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4.81cm" svg:y="25.571cm">
          <draw:image xlink:href="Pictures/1000000000000080000000801AC5C0C2B41D1CB7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5.064cm" svg:y="27.617cm">
          <draw:image xlink:href="Pictures/100000000000008000000080F442DACE26DD869B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5.318cm" svg:y="26.587cm">
          <draw:image xlink:href="Pictures/100000000000008000000080FF23CE91ECE7530A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4.235cm" svg:y="24.495cm">
          <draw:image xlink:href="Pictures/1000000000000080000000800FBF043A9A0B5A13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5.886cm" svg:y="25.511cm">
          <draw:image xlink:href="Pictures/1000000000000080000000805FF09AD0BC01A7A2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5.318cm" svg:y="24.495cm">
          <draw:image xlink:href="Pictures/100000000000008000000080AF5C7B2E262E511E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6.14cm" svg:y="27.617cm">
          <draw:image xlink:href="Pictures/1000000000000080000000806C3FBD3945DD2848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6.394cm" svg:y="24.428cm">
          <draw:image xlink:href="Pictures/100000000000008000000080793305726C3FCCAC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cm" svg:y="23.285cm">
          <draw:image xlink:href="Pictures/1000000000000080000000804AA5D4AE6C687676.jpg" xlink:type="simple" xlink:show="embed" xlink:actuate="onLoad" loext:mime-type="image/jpeg">
            <text:p/>
          </draw:image>
        </draw:frame>
        <draw:frame draw:style-name="gr2" draw:text-style-name="P3" draw:layer="layout" svg:width="0.947cm" svg:height="1.083cm" svg:x="6.334cm" svg:y="26.587cm">
          <draw:image xlink:href="Pictures/1000000000000070000000802E7B64298DADCCCD.jpg" xlink:type="simple" xlink:show="embed" xlink:actuate="onLoad" loext:mime-type="image/jpeg">
            <text:p/>
          </draw:image>
        </draw:frame>
        <draw:frame draw:style-name="gr2" draw:text-style-name="P3" draw:layer="layout" svg:width="0.583cm" svg:height="1.083cm" svg:x="6.969cm" svg:y="25.511cm">
          <draw:image xlink:href="Pictures/1000000000000045000000808A18233DCDBB48E6.jpg" xlink:type="simple" xlink:show="embed" xlink:actuate="onLoad" loext:mime-type="image/jpeg">
            <text:p/>
          </draw:image>
        </draw:frame>
        <draw:frame draw:style-name="gr2" draw:text-style-name="P3" draw:layer="layout" svg:width="0.947cm" svg:height="1.083cm" svg:x="7.223cm" svg:y="27.617cm">
          <draw:image xlink:href="Pictures/1000000000000070000000809A567C0166C1368C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7.223cm" svg:y="26.587cm">
          <draw:image xlink:href="Pictures/10000000000000800000008093457E38E5589763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7.537cm" svg:y="25.511cm">
          <draw:image xlink:href="Pictures/10000000000000800000008024F59383807F37E4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7.477cm" svg:y="24.428cm">
          <draw:image xlink:href="Pictures/100000000000008000000080C09DBDE555EC21FE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5.318cm" svg:y="23.412cm">
          <draw:image xlink:href="Pictures/100000000000008000000080C683E3FF0439C789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4.235cm" svg:y="23.412cm">
          <draw:image xlink:href="Pictures/100000000000008000000080FF59FF6A42F0C3FA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6.394cm" svg:y="23.352cm">
          <draw:image xlink:href="Pictures/1000000000000080000000809F1E31A9066AD988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2.076cm" svg:y="23.352cm">
          <draw:image xlink:href="Pictures/10000000000000800000008098614C8331FC454E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3.159cm" svg:y="23.412cm">
          <draw:image xlink:href="Pictures/100000000000008000000080FFA1EE06C3AD84EC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cm" svg:y="22.209cm">
          <draw:image xlink:href="Pictures/10000000000000800000008029FA4B68ECFBB357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2.076cm" svg:y="22.269cm">
          <draw:image xlink:href="Pictures/10000000000000800000008067842A48BC746E0D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3.159cm" svg:y="22.336cm">
          <draw:image xlink:href="Pictures/100000000000008000000080A7A35A6589AF55C0.jpg" xlink:type="simple" xlink:show="embed" xlink:actuate="onLoad" loext:mime-type="image/jpeg">
            <text:p/>
          </draw:image>
        </draw:frame>
        <draw:frame draw:style-name="gr2" draw:text-style-name="P3" draw:layer="layout" svg:width="0.947cm" svg:height="1.083cm" svg:x="4.244cm" svg:y="22.336cm">
          <draw:image xlink:href="Pictures/1000000000000070000000802BC0A0A1E798735B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cm" svg:y="21.126cm">
          <draw:image xlink:href="Pictures/1000000000000080000000807D764FC609771E84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0.405cm" svg:x="2.076cm" svg:y="21.931cm">
          <draw:image xlink:href="Pictures/100000000000008000000030747A5446673242C1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3.159cm" svg:y="21.253cm">
          <draw:image xlink:href="Pictures/100000000000008000000080349377B34D31CB81.jpg" xlink:type="simple" xlink:show="embed" xlink:actuate="onLoad" loext:mime-type="image/jpeg">
            <text:p/>
          </draw:image>
        </draw:frame>
        <draw:frame draw:style-name="gr2" draw:text-style-name="P3" draw:layer="layout" svg:width="0.947cm" svg:height="1.083cm" svg:x="4.175cm" svg:y="21.253cm">
          <draw:image xlink:href="Pictures/100000000000007000000080BB666E45B81F47BC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0.397cm" svg:x="8.172cm" svg:y="28.305cm">
          <draw:image xlink:href="Pictures/10000000000000800000002F64C5F868AEE6381E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8.172cm" svg:y="27.222cm">
          <draw:image xlink:href="Pictures/100000000000008000000080786F7B135E92A051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0.947cm" svg:x="8.299cm" svg:y="26.273cm">
          <draw:image xlink:href="Pictures/100000000000008000000070C42D333FBEF67B22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7.477cm" svg:y="23.352cm">
          <draw:image xlink:href="Pictures/1000000000000080000000809A993F69FF83E504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7.35cm" svg:y="22.269cm">
          <draw:image xlink:href="Pictures/100000000000008000000080B487D04D44632DC6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2.076cm" svg:y="20.872cm">
          <draw:image xlink:href="Pictures/1000000000000080000000805F8A6BF7978EE860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5.191cm" svg:y="22.336cm">
          <draw:image xlink:href="Pictures/100000000000008000000080D1E10FD226132730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0.575cm" svg:x="1cm" svg:y="20.558cm">
          <draw:image xlink:href="Pictures/100000000000008000000044CB2790D385C19BBE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cm" svg:y="19.475cm">
          <draw:image xlink:href="Pictures/1000000000000080000000800CA092DB55FD2F3C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0.947cm" svg:x="2.076cm" svg:y="19.923cm">
          <draw:image xlink:href="Pictures/1000000000000080000000707C96C27AD8805EB2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3.159cm" svg:y="20.177cm">
          <draw:image xlink:href="Pictures/100000000000008000000080CF9A0ED2604762A2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4.227cm" svg:y="20.204cm">
          <draw:image xlink:href="Pictures/10000000000000800000008003B78CA4A2F9FDBE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5.124cm" svg:y="21.253cm">
          <draw:image xlink:href="Pictures/100000000000008000000080147192D177F54A1C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6.267cm" svg:y="22.336cm">
          <draw:image xlink:href="Pictures/100000000000008000000080DD72A1A73581B89C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8.426cm" svg:y="22.269cm">
          <draw:image xlink:href="Pictures/10000000000000800000008001D963F223BF77E1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8.553cm" svg:y="23.352cm">
          <draw:image xlink:href="Pictures/1000000000000080000000808FF4F44D7E8B613C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8.553cm" svg:y="24.428cm">
          <draw:image xlink:href="Pictures/100000000000008000000080ABE86AB5C297BBB4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8.62cm" svg:y="25.384cm">
          <draw:image xlink:href="Pictures/1000000000000080000000801AC6E2163FCA396B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9.249cm" svg:y="27.639cm">
          <draw:image xlink:href="Pictures/100000000000008000000080C3FD1EC4B53C266B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0.331cm" svg:y="27.617cm">
          <draw:image xlink:href="Pictures/100000000000008000000080600749CAC4B5D83D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0.947cm" svg:x="9.255cm" svg:y="26.723cm">
          <draw:image xlink:href="Pictures/100000000000008000000070B775FC0AEEE10D48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0.331cm" svg:y="26.587cm">
          <draw:image xlink:href="Pictures/100000000000008000000080CA2507B5B96BBE7C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9.382cm" svg:y="25.638cm">
          <draw:image xlink:href="Pictures/100000000000008000000080B511E200D641FDB4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0.458cm" svg:y="25.511cm">
          <draw:image xlink:href="Pictures/1000000000000080000000805E7D58E534BDC7E1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9.636cm" svg:y="24.555cm">
          <draw:image xlink:href="Pictures/1000000000000080000000808A606B3D478F39AE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9.636cm" svg:y="23.479cm">
          <draw:image xlink:href="Pictures/100000000000008000000080A2CC68395E708962.jpg" xlink:type="simple" xlink:show="embed" xlink:actuate="onLoad" loext:mime-type="image/jpeg">
            <text:p/>
          </draw:image>
        </draw:frame>
        <draw:frame draw:style-name="gr2" draw:text-style-name="P3" draw:layer="layout" svg:width="0.947cm" svg:height="1.083cm" svg:x="10.691cm" svg:y="24.434cm">
          <draw:image xlink:href="Pictures/10000000000000700000008050CCA140D3A94718.jpg" xlink:type="simple" xlink:show="embed" xlink:actuate="onLoad" loext:mime-type="image/jpeg">
            <text:p/>
          </draw:image>
        </draw:frame>
        <draw:frame draw:style-name="gr2" draw:text-style-name="P3" draw:layer="layout" svg:width="0.465cm" svg:height="1.083cm" svg:x="10.695cm" svg:y="23.352cm">
          <draw:image xlink:href="Pictures/100000000000003700000080171C7C077B1DC6AB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0.947cm" svg:x="9.509cm" svg:y="22.532cm">
          <draw:image xlink:href="Pictures/1000000000000080000000706723AB2430F486D8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0.964cm" svg:x="11.16cm" svg:y="23.479cm">
          <draw:image xlink:href="Pictures/1000000000000080000000722F786D9A5A32B207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6.207cm" svg:y="21.253cm">
          <draw:image xlink:href="Pictures/100000000000008000000080DD386A8A3E595E51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5.251cm" svg:y="20.177cm">
          <draw:image xlink:href="Pictures/10000000000000800000008085C740FAC358263E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6.334cm" svg:y="20.177cm">
          <draw:image xlink:href="Pictures/1000000000000080000000806C6C56D395377D22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7.283cm" svg:y="21.193cm">
          <draw:image xlink:href="Pictures/1000000000000080000000806E7B910A3CB710F1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2.076cm" svg:y="18.84cm">
          <draw:image xlink:href="Pictures/10000000000000800000008046BB5D6909487AE6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7.41cm" svg:y="20.11cm">
          <draw:image xlink:href="Pictures/100000000000008000000080EB95B95312A21A3B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3.159cm" svg:y="19.094cm">
          <draw:image xlink:href="Pictures/100000000000008000000080D9FA272AF2383643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1.414cm" svg:y="27.617cm">
          <draw:image xlink:href="Pictures/1000000000000080000000804DA4E608EE43CF47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1.414cm" svg:y="26.587cm">
          <draw:image xlink:href="Pictures/1000000000000080000000804CC23185DE180E9F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1.541cm" svg:y="25.511cm">
          <draw:image xlink:href="Pictures/100000000000008000000080ABF361B80214BFDB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0.888cm" svg:x="11.601cm" svg:y="24.623cm">
          <draw:image xlink:href="Pictures/100000000000008000000069CE20503B0A7F2CBF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2.49cm" svg:y="27.617cm">
          <draw:image xlink:href="Pictures/100000000000008000000080179E6FC4F825D132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2.49cm" svg:y="26.587cm">
          <draw:image xlink:href="Pictures/10000000000000800000008055BA69A3F1A6C372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2.617cm" svg:y="25.511cm">
          <draw:image xlink:href="Pictures/1000000000000080000000802B579A03ABCA2376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2.684cm" svg:y="24.428cm">
          <draw:image xlink:href="Pictures/100000000000008000000080BC7DF6621229D0A1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1.601cm" svg:y="23.539cm">
          <draw:image xlink:href="Pictures/100000000000008000000080C9822C456843EDDB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0.585cm" svg:y="22.396cm">
          <draw:image xlink:href="Pictures/1000000000000080000000806AD105E65A2E8C59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8.366cm" svg:y="21.193cm">
          <draw:image xlink:href="Pictures/100000000000008000000080AA1507586BF9304A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0.947cm" svg:x="9.436cm" svg:y="21.604cm">
          <draw:image xlink:href="Pictures/100000000000008000000070A639AB9D7CE0A0AE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8.493cm" svg:y="20.11cm">
          <draw:image xlink:href="Pictures/1000000000000080000000807228BDEB8BF76EF2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9.442cm" svg:y="20.558cm">
          <draw:image xlink:href="Pictures/100000000000008000000080625780ED58DDAB25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0.458cm" svg:y="21.447cm">
          <draw:image xlink:href="Pictures/1000000000000080000000807855DED48D781D7B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0.525cm" svg:y="20.364cm">
          <draw:image xlink:href="Pictures/1000000000000080000000808A1D0CA802AC2CE1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1.668cm" svg:y="22.463cm">
          <draw:image xlink:href="Pictures/100000000000008000000080ABACC24DD2BD2186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1.541cm" svg:y="21.38cm">
          <draw:image xlink:href="Pictures/1000000000000080000000807163295637699C82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1.601cm" svg:y="20.304cm">
          <draw:image xlink:href="Pictures/100000000000008000000080742966B40371098E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2.684cm" svg:y="20.304cm">
          <draw:image xlink:href="Pictures/100000000000008000000080AD2902D69E56E568.jpg" xlink:type="simple" xlink:show="embed" xlink:actuate="onLoad" loext:mime-type="image/jpeg">
            <text:p/>
          </draw:image>
        </draw:frame>
        <draw:frame draw:style-name="gr2" draw:text-style-name="P3" draw:layer="layout" svg:width="0.304cm" svg:height="1.083cm" svg:x="12.557cm" svg:y="21.38cm">
          <draw:image xlink:href="Pictures/100000000000002400000080F75CF04CB22808C5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2.744cm" svg:y="22.463cm">
          <draw:image xlink:href="Pictures/100000000000008000000080646BC909CE76FB8E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2.811cm" svg:y="21.38cm">
          <draw:image xlink:href="Pictures/1000000000000080000000807A8A6B9ACCB46C2C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2.684cm" svg:y="23.539cm">
          <draw:image xlink:href="Pictures/100000000000008000000080DB7AD4736607A036.jpg" xlink:type="simple" xlink:show="embed" xlink:actuate="onLoad" loext:mime-type="image/jpeg">
            <text:p/>
          </draw:image>
        </draw:frame>
        <draw:frame draw:style-name="gr2" draw:text-style-name="P3" draw:layer="layout" svg:width="0.947cm" svg:height="1.083cm" svg:x="13.573cm" svg:y="27.617cm">
          <draw:image xlink:href="Pictures/100000000000007000000080815499BF43CDA821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0.278cm" svg:x="13.573cm" svg:y="27.392cm">
          <draw:image xlink:href="Pictures/10000000000000800000002187550ED8EE02C71E.jpg" xlink:type="simple" xlink:show="embed" xlink:actuate="onLoad" loext:mime-type="image/jpeg">
            <text:p/>
          </draw:image>
        </draw:frame>
        <draw:frame draw:style-name="gr2" draw:text-style-name="P3" draw:layer="layout" svg:width="0.321cm" svg:height="1.083cm" svg:x="13.573cm" svg:y="26.333cm">
          <draw:image xlink:href="Pictures/100000000000002600000080DF37D3667202C99D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3.887cm" svg:y="26.333cm">
          <draw:image xlink:href="Pictures/100000000000008000000080E2EA6DF153406DCC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3.7cm" svg:y="25.257cm">
          <draw:image xlink:href="Pictures/1000000000000080000000808F58126EB184FF8D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3.76cm" svg:y="24.174cm">
          <draw:image xlink:href="Pictures/1000000000000080000000801105F720FC8401DB.jpg" xlink:type="simple" xlink:show="embed" xlink:actuate="onLoad" loext:mime-type="image/jpeg">
            <text:p/>
          </draw:image>
        </draw:frame>
        <draw:frame draw:style-name="gr2" draw:text-style-name="P3" draw:layer="layout" svg:width="0.549cm" svg:height="1.083cm" svg:x="13.7cm" svg:y="23.098cm">
          <draw:image xlink:href="Pictures/100000000000004100000080612E1963285DD49C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4.208cm" svg:y="23.098cm">
          <draw:image xlink:href="Pictures/100000000000008000000080EC971C8770D3AE60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3.827cm" svg:y="22.015cm">
          <draw:image xlink:href="Pictures/100000000000008000000080AC6E7B1A98AF4E9D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3.76cm" svg:y="20.939cm">
          <draw:image xlink:href="Pictures/1000000000000080000000802335A15A43C85BFB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3.76cm" svg:y="19.856cm">
          <draw:image xlink:href="Pictures/100000000000008000000080C70949549DB4FF17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4.843cm" svg:y="19.856cm">
          <draw:image xlink:href="Pictures/1000000000000080000000803CA9420C517821E8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4.843cm" svg:y="20.939cm">
          <draw:image xlink:href="Pictures/10000000000000800000008009E27B919006506E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4.903cm" svg:y="22.015cm">
          <draw:image xlink:href="Pictures/100000000000008000000080AAA2DFC0EC563607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5.284cm" svg:y="23.098cm">
          <draw:image xlink:href="Pictures/100000000000008000000080E83AC01A00794ADB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4.843cm" svg:y="24.174cm">
          <draw:image xlink:href="Pictures/100000000000008000000080DA15941BBBC068FE.jpg" xlink:type="simple" xlink:show="embed" xlink:actuate="onLoad" loext:mime-type="image/jpeg">
            <text:p/>
          </draw:image>
        </draw:frame>
        <draw:frame draw:style-name="gr2" draw:text-style-name="P3" draw:layer="layout" svg:width="0.473cm" svg:height="0.405cm" svg:x="14.751cm" svg:y="25.257cm">
          <draw:image xlink:href="Pictures/100000000000003800000030E8DAA8CA25F14BE3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4.776cm" svg:y="25.638cm">
          <draw:image xlink:href="Pictures/1000000000000080000000809038B98FE5E8C8B6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4.97cm" svg:y="26.714cm">
          <draw:image xlink:href="Pictures/10000000000000800000008017778C9475CA37CE.jpg" xlink:type="simple" xlink:show="embed" xlink:actuate="onLoad" loext:mime-type="image/jpeg">
            <text:p/>
          </draw:image>
        </draw:frame>
        <draw:frame draw:style-name="gr2" draw:text-style-name="P3" draw:layer="layout" svg:width="0.947cm" svg:height="1.083cm" svg:x="14.462cm" svg:y="27.416cm">
          <draw:image xlink:href="Pictures/100000000000007000000080E0A5D4C12BB9B43D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5.351cm" svg:y="27.617cm">
          <draw:image xlink:href="Pictures/1000000000000080000000807E149F4D916F8F9A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6.046cm" svg:y="26.587cm">
          <draw:image xlink:href="Pictures/10000000000000800000008027E3012DED72BF2C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5.224cm" svg:y="25.257cm">
          <draw:image xlink:href="Pictures/10000000000000800000008010BD85A4BF2067B8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5.859cm" svg:y="25.638cm">
          <draw:image xlink:href="Pictures/100000000000008000000080BFD46FB72976B291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0.947cm" svg:x="15.919cm" svg:y="24.114cm">
          <draw:image xlink:href="Pictures/10000000000000800000007092A024D0C9CD222F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5.919cm" svg:y="25.003cm">
          <draw:image xlink:href="Pictures/100000000000008000000080AF184BD1D7338E67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6.427cm" svg:y="27.617cm">
          <draw:image xlink:href="Pictures/1000000000000080000000805131CB605B8163AB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4.462cm" svg:y="27.617cm">
          <draw:image xlink:href="Pictures/100000000000008000000080FF8CC66627E147C6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7.129cm" svg:y="26.587cm">
          <draw:image xlink:href="Pictures/100000000000008000000080FB57A85E25DCF469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7.51cm" svg:y="27.617cm">
          <draw:image xlink:href="Pictures/10000000000000800000008037287B3A9F036B2D.jpg" xlink:type="simple" xlink:show="embed" xlink:actuate="onLoad" loext:mime-type="image/jpeg">
            <text:p/>
          </draw:image>
        </draw:frame>
        <draw:frame draw:style-name="gr1" draw:text-style-name="P4" draw:layer="layout" svg:width="4.257cm" svg:height="0.962cm" svg:x="5.572cm" svg:y="13.7cm">
          <draw:text-box>
            <text:p>Visual results</text:p>
          </draw:text-box>
        </draw:frame>
        <draw:frame draw:style-name="gr2" draw:text-style-name="P3" draw:layer="layout" svg:width="1.083cm" svg:height="1.083cm" svg:x="4.235cm" svg:y="19.161cm">
          <draw:image xlink:href="Pictures/100000000000008000000080EDC865B8A9DAB167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5.919cm" svg:y="19.856cm">
          <draw:image xlink:href="Pictures/1000000000000080000000809D98D60734BF6FE5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5.919cm" svg:y="20.939cm">
          <draw:image xlink:href="Pictures/100000000000008000000080409D97F5A61A8FA5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0.947cm" svg:x="15.986cm" svg:y="22.024cm">
          <draw:image xlink:href="Pictures/1000000000000080000000703BEFA34AD5347303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5.986cm" svg:y="22.971cm">
          <draw:image xlink:href="Pictures/100000000000008000000080BC34F854A2F3E327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6.935cm" svg:y="25.511cm">
          <draw:image xlink:href="Pictures/100000000000008000000080767C97F6C0E34570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7.002cm" svg:y="24.428cm">
          <draw:image xlink:href="Pictures/10000000000000800000008048E0238051CC1827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8.586cm" svg:y="27.617cm">
          <draw:image xlink:href="Pictures/10000000000000800000008011148855B9CD5F7F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0.947cm" svg:x="18.205cm" svg:y="26.723cm">
          <draw:image xlink:href="Pictures/10000000000000800000007018D61ABC6A5BEDC4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8.018cm" svg:y="25.638cm">
          <draw:image xlink:href="Pictures/100000000000008000000080F10D68FD6FB230FD.jpg" xlink:type="simple" xlink:show="embed" xlink:actuate="onLoad" loext:mime-type="image/jpeg">
            <text:p/>
          </draw:image>
        </draw:frame>
        <draw:frame draw:style-name="gr2" draw:text-style-name="P3" draw:layer="layout" svg:width="1.083cm" svg:height="1.083cm" svg:x="18.018cm" svg:y="24.555cm">
          <draw:image xlink:href="Pictures/10000000000000800000008024F9684D4F6F0614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6T23:45:01.912517941</meta:creation-date>
    <dc:date>2018-12-17T00:28:16.277111834</dc:date>
    <meta:editing-duration>PT20M52S</meta:editing-duration>
    <meta:editing-cycles>4</meta:editing-cycles>
    <meta:generator>LibreOffice/6.1.3.2$Linux_X86_64 LibreOffice_project/10$Build-2</meta:generator>
    <meta:document-statistic meta:object-count="157"/>
  </office:meta>
</office:document-meta>
</file>